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330001230B00007710CBC391F9.wmf"/>
  <manifest:file-entry manifest:media-type="" manifest:full-path="Pictures/2000001800009EC00000668769DDF06A.wmf"/>
  <manifest:file-entry manifest:media-type="" manifest:full-path="Pictures/200000220001726B000066878FB2748C.wmf"/>
  <manifest:file-entry manifest:media-type="" manifest:full-path="Pictures/200000240000C670000077109814CC10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charset="x-symbol"/>
    <style:font-face style:name="Symbol1" svg:font-family="Symbol" style:font-family-generic="roman" style:font-charset="x-symbol"/>
    <style:font-face style:name="Tahoma" svg:font-family="Tahoma"/>
    <style:font-face style:name="Times New Roman CYR" svg:font-family="'Times New Roman CYR'" style:font-family-generic="roman"/>
    <style:font-face style:name="Arial CYR" svg:font-family="'Arial CYR'" style:font-family-generic="swiss"/>
  </office:font-face-decls>
  <office:automatic-styles>
    <style:style style:name="Таблица1" style:family="table">
      <style:table-properties style:width="14.815cm" table:align="center" style:writing-mode="lr-tb"/>
    </style:style>
    <style:style style:name="Таблица1.A" style:family="table-column">
      <style:table-column-properties style:column-width="1.563cm"/>
    </style:style>
    <style:style style:name="Таблица1.B" style:family="table-column">
      <style:table-column-properties style:column-width="10.001cm"/>
    </style:style>
    <style:style style:name="Таблица1.C" style:family="table-column">
      <style:table-column-properties style:column-width="3.251cm"/>
    </style:style>
    <style:style style:name="Таблица1.1" style:family="table-row">
      <style:table-row-properties style:keep-together="true"/>
    </style:style>
    <style:style style:name="Таблица1.A1" style:family="table-cell">
      <style:table-cell-properties fo:padding-left="0.099cm" fo:padding-right="0.099cm" fo:padding-top="0cm" fo:padding-bottom="0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-left="0.099cm" fo:padding-right="0.099cm" fo:padding-top="0cm" fo:padding-bottom="0cm" fo:border="0.002cm solid #000000"/>
    </style:style>
    <style:style style:name="Таблица1.A2" style:family="table-cell">
      <style:table-cell-properties fo:padding-left="0.099cm" fo:padding-right="0.099cm" fo:padding-top="0cm" fo:padding-bottom="0cm" fo:border-left="0.002cm solid #000000" fo:border-right="none" fo:border-top="none" fo:border-bottom="0.002cm solid #000000"/>
    </style:style>
    <style:style style:name="Таблица1.C2" style:family="table-cell">
      <style:table-cell-properties fo:padding-left="0.099cm" fo:padding-right="0.099cm" fo:padding-top="0cm" fo:padding-bottom="0cm" fo:border-left="0.002cm solid #000000" fo:border-right="0.002cm solid #000000" fo:border-top="none" fo:border-bottom="0.002cm solid #000000"/>
    </style:style>
    <style:style style:name="Таблица2" style:family="table">
      <style:table-properties style:width="15.718cm" table:align="center" style:writing-mode="lr-tb"/>
    </style:style>
    <style:style style:name="Таблица2.A" style:family="table-column">
      <style:table-column-properties style:column-width="1.716cm"/>
    </style:style>
    <style:style style:name="Таблица2.B" style:family="table-column">
      <style:table-column-properties style:column-width="10.001cm"/>
    </style:style>
    <style:style style:name="Таблица2.C" style:family="table-column">
      <style:table-column-properties style:column-width="4.001cm"/>
    </style:style>
    <style:style style:name="Таблица2.1" style:family="table-row">
      <style:table-row-properties style:keep-together="true"/>
    </style:style>
    <style:style style:name="Таблица2.A1" style:family="table-cell">
      <style:table-cell-properties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-left="0.125cm" fo:padding-right="0.125cm" fo:padding-top="0cm" fo:padding-bottom="0cm" fo:border="0.002cm solid #000000"/>
    </style:style>
    <style:style style:name="Таблица2.A2" style:family="table-cell">
      <style:table-cell-properties fo:padding-left="0.125cm" fo:padding-right="0.125cm" fo:padding-top="0cm" fo:padding-bottom="0cm" fo:border-left="0.002cm solid #000000" fo:border-right="none" fo:border-top="none" fo:border-bottom="0.002cm solid #000000"/>
    </style:style>
    <style:style style:name="Таблица2.C2" style:family="table-cell">
      <style:table-cell-properties fo:padding-left="0.125cm" fo:padding-right="0.125cm" fo:padding-top="0cm" fo:padding-bottom="0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344cm" table:align="center" style:writing-mode="lr-tb"/>
    </style:style>
    <style:style style:name="Таблица3.A" style:family="table-column">
      <style:table-column-properties style:column-width="1.801cm"/>
    </style:style>
    <style:style style:name="Таблица3.B" style:family="table-column">
      <style:table-column-properties style:column-width="12.002cm"/>
    </style:style>
    <style:style style:name="Таблица3.C" style:family="table-column">
      <style:table-column-properties style:column-width="2.542cm"/>
    </style:style>
    <style:style style:name="Таблица3.1" style:family="table-row">
      <style:table-row-properties style:keep-together="true"/>
    </style:style>
    <style:style style:name="Таблица3.A1" style:family="table-cell">
      <style:table-cell-properties fo:padding-left="0.099cm" fo:padding-right="0.099cm" fo:padding-top="0cm" fo:padding-bottom="0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-left="0.099cm" fo:padding-right="0.099cm" fo:padding-top="0cm" fo:padding-bottom="0cm" fo:border="0.002cm solid #000000"/>
    </style:style>
    <style:style style:name="Таблица3.A2" style:family="table-cell">
      <style:table-cell-properties fo:padding-left="0.099cm" fo:padding-right="0.099cm" fo:padding-top="0cm" fo:padding-bottom="0cm" fo:border-left="0.002cm solid #000000" fo:border-right="none" fo:border-top="none" fo:border-bottom="0.002cm solid #000000"/>
    </style:style>
    <style:style style:name="Таблица3.C2" style:family="table-cell">
      <style:table-cell-properties fo:padding-left="0.099cm" fo:padding-right="0.099cm" fo:padding-top="0cm" fo:padding-bottom="0cm" fo:border-left="0.002cm solid #000000" fo:border-right="0.002cm solid #000000" fo:border-top="none" fo:border-bottom="0.002cm solid #000000"/>
    </style:style>
    <style:style style:name="Таблица4" style:family="table">
      <style:table-properties style:width="12.4cm" table:align="center" style:writing-mode="lr-tb"/>
    </style:style>
    <style:style style:name="Таблица4.A" style:family="table-column">
      <style:table-column-properties style:column-width="1.199cm"/>
    </style:style>
    <style:style style:name="Таблица4.B" style:family="table-column">
      <style:table-column-properties style:column-width="11.201cm"/>
    </style:style>
    <style:style style:name="Таблица4.1" style:family="table-row">
      <style:table-row-properties style:keep-together="true"/>
    </style:style>
    <style:style style:name="Таблица4.A1" style:family="table-cell">
      <style:table-cell-properties fo:padding-left="0.049cm" fo:padding-right="0.049cm" fo:padding-top="0cm" fo:padding-bottom="0cm" fo:border-left="0.002cm solid #000000" fo:border-right="none" fo:border-top="0.002cm solid #000000" fo:border-bottom="none"/>
    </style:style>
    <style:style style:name="Таблица4.B1" style:family="table-cell">
      <style:table-cell-properties fo:padding-left="0.049cm" fo:padding-right="0.049cm" fo:padding-top="0cm" fo:padding-bottom="0cm" fo:border="0.002cm solid #000000"/>
    </style:style>
    <style:style style:name="Таблица5" style:family="table">
      <style:table-properties style:width="12.398cm" table:align="center" style:writing-mode="lr-tb"/>
    </style:style>
    <style:style style:name="Таблица5.A" style:family="table-column">
      <style:table-column-properties style:column-width="1.199cm"/>
    </style:style>
    <style:style style:name="Таблица5.B" style:family="table-column">
      <style:table-column-properties style:column-width="1.6cm"/>
    </style:style>
    <style:style style:name="Таблица5.1" style:family="table-row">
      <style:table-row-properties style:keep-together="true"/>
    </style:style>
    <style:style style:name="Таблица5.A1" style:family="table-cell">
      <style:table-cell-properties fo:padding-left="0.049cm" fo:padding-right="0.049cm" fo:padding-top="0cm" fo:padding-bottom="0cm" fo:border-left="0.002cm solid #000000" fo:border-right="none" fo:border-top="none" fo:border-bottom="0.002cm solid #000000"/>
    </style:style>
    <style:style style:name="Таблица5.B1" style:family="table-cell">
      <style:table-cell-properties fo:padding-left="0.049cm" fo:padding-right="0.049cm" fo:padding-top="0cm" fo:padding-bottom="0cm" fo:border-left="0.002cm solid #000000" fo:border-right="none" fo:border-top="0.002cm solid #000000" fo:border-bottom="0.002cm solid #000000"/>
    </style:style>
    <style:style style:name="Таблица5.H1" style:family="table-cell">
      <style:table-cell-properties fo:padding-left="0.049cm" fo:padding-right="0.049cm" fo:padding-top="0cm" fo:padding-bottom="0cm" fo:border="0.002cm solid #000000"/>
    </style:style>
    <style:style style:name="Таблица5.H2" style:family="table-cell">
      <style:table-cell-properties fo:padding-left="0.049cm" fo:padding-right="0.049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heading_20_1" style:list-style-name="RTF_5f_Num_20_2" style:master-page-name="Standard">
      <style:paragraph-properties fo:margin-left="0cm" fo:margin-right="0cm" fo:line-height="125%" fo:text-align="center" style:justify-single-word="false" fo:text-indent="0cm" style:auto-text-indent="false" fo:keep-with-next="always">
        <style:tab-stops/>
      </style:paragraph-properties>
      <style:text-properties fo:text-transform="uppercase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25%"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cm" fo:margin-right="0cm" fo:line-height="125%" fo:text-align="justify" style:justify-single-word="false" fo:text-indent="1.501cm" style:auto-text-indent="false">
        <style:tab-stops/>
      </style:paragraph-properties>
      <style:text-properties fo:font-size="14pt" style:font-size-asian="14pt" style:font-size-complex="14pt"/>
    </style:style>
    <style:style style:name="P4" style:family="paragraph" style:parent-style-name="heading_20_2" style:list-style-name="RTF_5f_Num_20_2">
      <style:paragraph-properties fo:margin-left="0cm" fo:margin-right="0cm" fo:line-height="125%" fo:text-align="center" style:justify-single-word="false" fo:text-indent="0cm" style:auto-text-indent="false" fo:keep-with-next="always">
        <style:tab-stops/>
      </style:paragraph-properties>
      <style:text-properties fo:text-transform="uppercase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line-height="125%" fo:text-align="justify" style:justify-single-word="false" fo:text-indent="1.501cm" style:auto-text-indent="false"/>
      <style:text-properties fo:font-size="14pt" style:font-size-asian="14pt" style:font-size-complex="14pt"/>
    </style:style>
    <style:style style:name="P6" style:family="paragraph" style:parent-style-name="Standard" style:list-style-name="RTF_5f_Num_20_3">
      <style:paragraph-properties fo:margin-left="1.501cm" fo:margin-right="0cm" fo:line-height="125%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heading_20_3">
      <style:paragraph-properties fo:line-height="125%" fo:text-align="center" style:justify-single-word="false" fo:keep-with-next="always"/>
      <style:text-properties fo:font-size="14pt" style:text-underline-style="solid" style:text-underline-width="auto" style:text-underline-color="font-color" style:font-size-asian="14pt" style:font-size-complex="14pt"/>
    </style:style>
    <style:style style:name="P8" style:family="paragraph" style:parent-style-name="Standard">
      <style:paragraph-properties fo:margin-left="0cm" fo:margin-right="0cm" fo:line-height="125%" fo:text-align="justify" style:justify-single-word="false" fo:text-indent="1.501cm" style:auto-text-indent="false"/>
    </style:style>
    <style:style style:name="P9" style:family="paragraph" style:parent-style-name="Standard">
      <style:paragraph-properties fo:line-height="125%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0.998cm" fo:line-height="125%" fo:text-align="end" style:justify-single-word="false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.748cm" fo:line-height="125%" fo:text-align="end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heading_20_2" style:list-style-name="RTF_5f_Num_20_2">
      <style:paragraph-properties fo:margin-left="0.501cm" fo:margin-right="0cm" fo:line-height="125%" fo:text-align="center" style:justify-single-word="false" fo:text-indent="0cm" style:auto-text-indent="false" fo:keep-with-next="always">
        <style:tab-stops/>
      </style:paragraph-properties>
      <style:text-properties fo:text-transform="uppercase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RTF_5f_Num_20_3">
      <style:paragraph-properties fo:margin-left="0.002cm" fo:margin-right="0cm" fo:line-height="125%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margin-left="0cm" fo:margin-right="0.247cm" fo:line-height="125%" fo:text-align="end" style:justify-single-word="false" fo:text-indent="0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line-height="125%" fo:text-align="justify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21% 58%" fo:font-size="14pt" style:font-size-asian="14pt" style:font-size-complex="14pt"/>
    </style:style>
    <style:style style:name="T3" style:family="text">
      <style:text-properties style:font-name="Arial CYR" fo:font-size="10pt" style:font-name-asian="Arial CYR" style:font-size-asian="10pt" style:font-name-complex="Arial CYR" style:font-size-complex="10pt"/>
    </style:style>
    <style:style style:name="T4" style:family="text">
      <style:text-properties style:text-position="21% 58%" style:font-name="Symbol1" fo:font-size="14pt" style:font-name-asian="Symbol1" style:font-size-asian="14pt" style:font-name-complex="Symbol1" style:font-size-complex="14pt"/>
    </style:style>
    <style:style style:name="T5" style:family="text">
      <style:text-properties style:font-name="Symbol1" fo:font-size="14pt" style:font-name-asian="Symbol1" style:font-size-asian="14pt" style:font-name-complex="Symbol1" style:font-size-complex="14pt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RTF_5f_Num_20_2">
        <text:list-item>
          <text:p text:style-name="P1">ЭКОНОМИЧЕСКОЕ ОБОСНОВАНИЕ САПР</text:p>
        </text:list-item>
      </text:list>
      <text:p text:style-name="P2"/>
      <text:p text:style-name="P3">Существенное расширение сферы применения ЭВМ, значительное увеличение их мощностей и возможностей требуют разработки большого количества программного обеспечения (ПО). Затраты на ПО, как показывает анализ, проведенный в различных странах, составляют в среднем до 70% от общих затрат на ИВС. ПС являются трудоемкой продукцией, наибольший удельный вес среди всех статей затрат имеют затраты труда.</text:p>
      <text:p text:style-name="P2"/>
      <text:list text:style-name="RTF_5f_Num_20_2" text:continue-numbering="true">
        <text:list-item>
          <text:p text:style-name="P4">СМЕТА СТОИМОСТИ РАЗРАБОТКИ ПРОГРАММНОГО СРЕДСТВА</text:p>
        </text:list-item>
      </text:list>
      <text:p text:style-name="P5"/>
      <text:p text:style-name="P5">Основная заработная плата (ОЗП) определяется исходя из количества разработчиков, времени выполнения разработки (час), а также зарплаты в расчете на один час. Квалификационный уровень программиста, как указывалось выше, определяется либо коэффициентом квалификации, либо величиной зарплаты.</text:p>
      <text:p text:style-name="P5"><text:s text:c="5"/>Начальный уровень зарплаты в программистских фирмах составляет 300 условных единиц. Принимая срок разработки ПС равным сроку исполнения дипломного проекта <text:s text:c="7"/>(5 мес.) и количество разработчиков - 1 человек, основная зарплата составит: </text:p>
      <text:p text:style-name="P5"/>
      <text:p text:style-name="P5">ОЗП = 5 х 300 = 1500 у.е. </text:p>
      <text:p text:style-name="P5"/>
      <text:p text:style-name="P5"><text:s text:c="5"/>Дополнительная зарплата рассчитывается по дням исходя из схемы 1 рабочий месяц - 2 оплачиваемых дня. Отсюда дополнительная заработная плата составит (5 месяцев, 2 дня в месяц, оплачиваемых по дополнительной зарплате, 22 рабочих дня):</text:p>
      <text:p text:style-name="P5"/>
      <text:p text:style-name="P5">ДЗП = (5 х 2 х 300) / 22 = 136,36 у.е.</text:p>
      <text:p text:style-name="P5"><text:s text:c="5"/>Отчисления на социальное страхование устанавливаются в процентах от суммы основной и дополнительной заработанной платы:</text:p>
      <text:list text:style-name="RTF_5f_Num_20_3">
        <text:list-item>
          <text:p text:style-name="P6">в фонд соц. страхования<text:tab/>5,4%</text:p>
        </text:list-item>
        <text:list-item>
          <text:p text:style-name="P6">в пенсионный фонд<text:tab/><text:tab/>28%</text:p>
        </text:list-item>
        <text:list-item>
          <text:p text:style-name="P6">в фонд мед. страхования<text:tab/>3,6%</text:p>
        </text:list-item>
        <text:list-item>
          <text:p text:style-name="P6">в фонд занятости<text:tab/><text:tab/>2%</text:p>
        </text:list-item>
        <text:list-item>
          <text:p text:style-name="P6">транспортный налог<text:tab/><text:tab/>1%</text:p>
        </text:list-item>
        <text:list-item>
          <text:p text:style-name="P6">всего<text:tab/><text:tab/><text:tab/><text:tab/>40% от ОЗП <text:tab/></text:p>
        </text:list-item>
      </text:list>
      <text:p text:style-name="P5"/>
      <text:p text:style-name="P5">Отчисления на соц. страхование = (1500 + 136,36) х 0,4 = 654,54 у.е.</text:p>
      <text:p text:style-name="P5">Накладные расходы определяются также в процентном отношении к ОЗП. Этот коэффициент может отличаться на различных предприятиях. Для лабораторий МИИТа его можно принять как <text:s/>150% от ОЗП и ДЗП.</text:p>
      <text:p text:style-name="P5"/>
      <text:p text:style-name="P5">Снакл = (2500 + 136,36) х 1,5 = 2454,54 у.е.</text:p>
      <text:p text:style-name="P5"/>
      <text:p text:style-name="P5">Расходы на ПК определяются эксплутационными расходами на ПК в течение срока окупаемости, стоимостью компьютера и временем разработки программного продукта (отладки ПС).</text:p>
      <text:p text:style-name="P5"><text:s text:c="5"/>В эксплутационные расходы входят:</text:p>
      <text:p text:style-name="P5">расходы на электроэнергию;</text:p>
      <text:p text:style-name="P5">стоимость расходных материалов;</text:p>
      <text:p text:style-name="P5">расходы на ремонт;</text:p>
      <text:p text:style-name="P5">расходы на з/п ремонтнику компьютеров;</text:p>
      <text:p text:style-name="P5">дополнительные расходы - уборка помещений, охрана, аренда, коммунальные услуги;</text:p>
      <text:p text:style-name="P5">амортизационные затраты на ПК и ПО;</text:p>
      <text:p text:style-name="P5"/>
      <text:p text:style-name="P7">1.Расходы на электроэнергию (Сэл)</text:p>
      <text:p text:style-name="P5">Срок окупаемости компьютера:</text:p>
      <text:p text:style-name="P5">Токуп. = 3 года = 3 х 12 месяцев х 22 рабочих дня х 8 часов/день = 6 336 часов.</text:p>
      <text:p text:style-name="P5">Мощность компьютера Р = 0,3 Квт/ч</text:p>
      <text:p text:style-name="P5">Стоимость 1 Квт/ч Ст = 0,01у.е.</text:p>
      <text:p text:style-name="P5">Сэл = Токуп. х Р х Ст = 6336 часов х 0,3 Квт/ч х 0,01у.е. = 19,01у.е.</text:p>
      <text:p text:style-name="P2"/>
      <text:p text:style-name="P7">1.Стоимость расходных материалов (Срм)</text:p>
      <text:p text:style-name="P5">Затраты на расходные материалы в течение всего срока эксплуатации составляет примерно 10% от стоимости компьютера.</text:p>
      <text:p text:style-name="P5">Ском. = 1570 у.е. </text:p>
      <text:p text:style-name="P5">Срм = 157 у.е.</text:p>
      <text:p text:style-name="P2"/>
      <text:p text:style-name="P7">1.Расходы на ремонт (Срем.)</text:p>
      <text:p text:style-name="P5">По статистике расходы на комплектующие изделия для ремонта ПК составляют 10% от стоимости компьютера</text:p>
      <text:p text:style-name="P5">Срем. = 157 у.е.</text:p>
      <text:p text:style-name="P2"/>
      <text:p text:style-name="P7">1.Заработная плата ремонтника (Срем.)</text:p>
      <text:p text:style-name="P5">На ремонт 50 компьютеров требуется один инженер-системотехник. </text:p>
      <text:p text:style-name="P5">Его среднемесячная заработная плата Сср.= 350 у.е. Тогда за три года в пересчете на 1 компьютер его зарплата составит;</text:p>
      <text:p text:style-name="P5">Срем. = Сср. х 36 мес. / 50 компьютеров = <text:s/>350 х 36 / 50 = 252 у.е.</text:p>
      <text:p text:style-name="P2"/>
      <text:p text:style-name="P7">1.Амортизационные отчисления на ПК (АПК)</text:p>
      <text:p text:style-name="P5">Амортизационный период ПК в настоящее время равен сроку материального старения ВТ и составляет 3 года. Следовательно, за 3 года АПК равны стоимости компьютера.</text:p>
      <text:p text:style-name="P5">АПК = 1570 у.е.</text:p>
      <text:p text:style-name="P2"/>
      <text:p text:style-name="P7">1.Амортизационные отчисления на ПО (АПО)</text:p>
      <text:p text:style-name="P5">АПО зависят от цикла замены ПО. В процессе разработки продукта используется операционная система Windows 98 стоимостью 200 у.е. и <text:s/>Borland С++ Buider стоимостью 300 у.е.</text:p>
      <text:p text:style-name="P5">АПО = 200 + 300 = 500 у.е.</text:p>
      <text:p text:style-name="P2"/>
      <text:p text:style-name="P7">1.Дополнительные расходы (Сдоп.)</text:p>
      <text:p text:style-name="P5">Уборку помещения, охрану, аренду и коммунальные услуги трудно точно оценить. Приравняем их к з/п инженера–системотехника.</text:p>
      <text:p text:style-name="P5">Сдоп. = 252 у.е.</text:p>
      <text:p text:style-name="P2"/>
      <text:p text:style-name="P7">1.Суммарные эксплутационные расходы</text:p>
      <text:p text:style-name="P5">Суммарные эксплутационные расходы на один ПК за 3 года составят:</text:p>
      <text:p text:style-name="P5">Сэкспл = Сэл + Срм + Срем + АПК + АПО + Сдоп = 19,01 + 157 + 157 + 1570 + 500 + 252 = 2655,01у.е.</text:p>
      <text:p text:style-name="P5">Результаты расчета приведены в таблице 8.1.</text:p>
      <text:p text:style-name="P5"/>
      <text:p text:style-name="P5">Отсюда можно вычислить себестоимость машинного часа ПК:</text:p>
      <text:p text:style-name="P5">См/ч = Сэкспл / 6336 <text:s/>= 2907,01 / 6336 = 0,46 у.е.</text:p>
      <text:p text:style-name="P5"/>
      <text:p text:style-name="P5">Тогда общие расходы на ПК на период разработки ПС составят:</text:p>
      <text:p text:style-name="P8"><text:span text:style-name="T1">Спк</text:span><text:span text:style-name="T2">общ.</text:span><text:span text:style-name="T1"> = См/ч х tотл, где tотл - время на отладку ПС;</text:span></text:p>
      <text:p text:style-name="P2"/>
      <text:p text:style-name="P9">Эксплутационные расходы на ПК в течение срока окупаемости</text:p>
      <text:p text:style-name="P10">Таблица 8.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">№ п/п</text:p>
          </table:table-cell>
          <table:table-cell table:style-name="Таблица1.A1" office:value-type="string">
            <text:p text:style-name="P2">Статья расходов</text:p>
          </table:table-cell>
          <table:table-cell table:style-name="Таблица1.C1" office:value-type="string">
            <text:p text:style-name="P2">Величина (у.е.)</text:p>
          </table:table-cell>
        </table:table-row>
        <table:table-row table:style-name="Таблица1.1">
          <table:table-cell table:style-name="Таблица1.A2" office:value-type="string">
            <text:p text:style-name="P2">1.</text:p>
          </table:table-cell>
          <table:table-cell table:style-name="Таблица1.A2" office:value-type="string">
            <text:p text:style-name="P2">Расходы на электроэнергию</text:p>
          </table:table-cell>
          <table:table-cell table:style-name="Таблица1.C2" office:value-type="string">
            <text:p text:style-name="P2">19,01</text:p>
          </table:table-cell>
        </table:table-row>
        <table:table-row table:style-name="Таблица1.1">
          <table:table-cell table:style-name="Таблица1.A2" office:value-type="string">
            <text:p text:style-name="P2">2.</text:p>
          </table:table-cell>
          <table:table-cell table:style-name="Таблица1.A2" office:value-type="string">
            <text:p text:style-name="P2">Стоимость расходных материалов</text:p>
          </table:table-cell>
          <table:table-cell table:style-name="Таблица1.C2" office:value-type="string">
            <text:p text:style-name="P2">157</text:p>
          </table:table-cell>
        </table:table-row>
        <table:table-row table:style-name="Таблица1.1">
          <table:table-cell table:style-name="Таблица1.A2" office:value-type="string">
            <text:p text:style-name="P2">3.</text:p>
          </table:table-cell>
          <table:table-cell table:style-name="Таблица1.A2" office:value-type="string">
            <text:p text:style-name="P2">Расходы на ремонт</text:p>
          </table:table-cell>
          <table:table-cell table:style-name="Таблица1.C2" office:value-type="string">
            <text:p text:style-name="P2">157</text:p>
          </table:table-cell>
        </table:table-row>
        <table:table-row table:style-name="Таблица1.1">
          <table:table-cell table:style-name="Таблица1.A2" office:value-type="string">
            <text:p text:style-name="P2">4.</text:p>
          </table:table-cell>
          <table:table-cell table:style-name="Таблица1.A2" office:value-type="string">
            <text:p text:style-name="P2">З/п инженера-системотехника</text:p>
          </table:table-cell>
          <table:table-cell table:style-name="Таблица1.C2" office:value-type="string">
            <text:p text:style-name="P2">252</text:p>
          </table:table-cell>
        </table:table-row>
        <table:table-row table:style-name="Таблица1.1">
          <table:table-cell table:style-name="Таблица1.A2" office:value-type="string">
            <text:p text:style-name="P2">5.</text:p>
          </table:table-cell>
          <table:table-cell table:style-name="Таблица1.A2" office:value-type="string">
            <text:p text:style-name="P2">Амортизация ПК</text:p>
          </table:table-cell>
          <table:table-cell table:style-name="Таблица1.C2" office:value-type="string">
            <text:p text:style-name="P2">1570</text:p>
          </table:table-cell>
        </table:table-row>
        <table:table-row table:style-name="Таблица1.1">
          <table:table-cell table:style-name="Таблица1.A2" office:value-type="string">
            <text:p text:style-name="P2">6.</text:p>
          </table:table-cell>
          <table:table-cell table:style-name="Таблица1.A2" office:value-type="string">
            <text:p text:style-name="P2">Амортизация ПО</text:p>
          </table:table-cell>
          <table:table-cell table:style-name="Таблица1.C2" office:value-type="string">
            <text:p text:style-name="P2">500</text:p>
          </table:table-cell>
        </table:table-row>
        <table:table-row table:style-name="Таблица1.1">
          <table:table-cell table:style-name="Таблица1.A2" office:value-type="string">
            <text:p text:style-name="P2">7.</text:p>
          </table:table-cell>
          <table:table-cell table:style-name="Таблица1.A2" office:value-type="string">
            <text:p text:style-name="P2">Дополнительные расходы</text:p>
          </table:table-cell>
          <table:table-cell table:style-name="Таблица1.C2" office:value-type="string">
            <text:p text:style-name="P2">252</text:p>
          </table:table-cell>
        </table:table-row>
        <table:table-row table:style-name="Таблица1.1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Итого эксплутационные расходы на ПК</text:p>
          </table:table-cell>
          <table:table-cell table:style-name="Таблица1.C2" office:value-type="string">
            <text:p text:style-name="P2">2907,01</text:p>
          </table:table-cell>
        </table:table-row>
      </table:table>
      <text:p text:style-name="P2"/>
      <text:p text:style-name="P5">Принимаем tотл = 5 мес. х 24 рабочих дня х 8 часов = 960 часов</text:p>
      <text:p text:style-name="P5"/>
      <text:p text:style-name="P8"><text:span text:style-name="T1">Спк</text:span><text:span text:style-name="T2">общ.</text:span><text:span text:style-name="T1"> = 0,46 х 960 = 441 у.е.</text:span></text:p>
      <text:p text:style-name="P5"/>
      <text:p text:style-name="P5">Итоговый результаты калькуляции затрат на разработку ПС дается в таблице 8.2.</text:p>
      <text:p text:style-name="P9">Смета стоимости разработки ПС</text:p>
      <text:p text:style-name="P11">Таблица 8.2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>№ п/п</text:p>
          </table:table-cell>
          <table:table-cell table:style-name="Таблица2.A1" office:value-type="string">
            <text:p text:style-name="P2">Статьи расходов</text:p>
          </table:table-cell>
          <table:table-cell table:style-name="Таблица2.C1" office:value-type="string">
            <text:p text:style-name="P2">Затраты (у.е.)</text:p>
          </table:table-cell>
        </table:table-row>
        <table:table-row table:style-name="Таблица2.1">
          <table:table-cell table:style-name="Таблица2.A2" office:value-type="string">
            <text:p text:style-name="P2">1.</text:p>
          </table:table-cell>
          <table:table-cell table:style-name="Таблица2.A2" office:value-type="string">
            <text:p text:style-name="P2">Основная зарплата</text:p>
          </table:table-cell>
          <table:table-cell table:style-name="Таблица2.C2" office:value-type="string">
            <text:p text:style-name="P2">1500</text:p>
          </table:table-cell>
        </table:table-row>
        <table:table-row table:style-name="Таблица2.1">
          <table:table-cell table:style-name="Таблица2.A2" office:value-type="string">
            <text:p text:style-name="P2">2.</text:p>
          </table:table-cell>
          <table:table-cell table:style-name="Таблица2.A2" office:value-type="string">
            <text:p text:style-name="P2">Дополнительная зарплата</text:p>
          </table:table-cell>
          <table:table-cell table:style-name="Таблица2.C2" office:value-type="string">
            <text:p text:style-name="P2">136,36</text:p>
          </table:table-cell>
        </table:table-row>
        <table:table-row table:style-name="Таблица2.1">
          <table:table-cell table:style-name="Таблица2.A2" office:value-type="string">
            <text:p text:style-name="P2">3.</text:p>
          </table:table-cell>
          <table:table-cell table:style-name="Таблица2.A2" office:value-type="string">
            <text:p text:style-name="P2">Отчисления на соцстрах</text:p>
          </table:table-cell>
          <table:table-cell table:style-name="Таблица2.C2" office:value-type="string">
            <text:p text:style-name="P2">654,54</text:p>
          </table:table-cell>
        </table:table-row>
        <table:table-row table:style-name="Таблица2.1">
          <table:table-cell table:style-name="Таблица2.A2" office:value-type="string">
            <text:p text:style-name="P2">4.</text:p>
          </table:table-cell>
          <table:table-cell table:style-name="Таблица2.A2" office:value-type="string">
            <text:p text:style-name="P2">Накладные расходы</text:p>
          </table:table-cell>
          <table:table-cell table:style-name="Таблица2.C2" office:value-type="string">
            <text:p text:style-name="P2">2454,54</text:p>
          </table:table-cell>
        </table:table-row>
        <table:table-row table:style-name="Таблица2.1">
          <table:table-cell table:style-name="Таблица2.A2" office:value-type="string">
            <text:p text:style-name="P2">5.</text:p>
          </table:table-cell>
          <table:table-cell table:style-name="Таблица2.A2" office:value-type="string">
            <text:p text:style-name="P2">Расходы на ПК</text:p>
          </table:table-cell>
          <table:table-cell table:style-name="Таблица2.C2" office:value-type="string">
            <text:p text:style-name="P2">412,8</text:p>
          </table:table-cell>
        </table:table-row>
        <table:table-row table:style-name="Таблица2.1">
          <table:table-cell table:style-name="Таблица2.A2" office:value-type="string">
            <text:p text:style-name="P2">6.</text:p>
          </table:table-cell>
          <table:table-cell table:style-name="Таблица2.A2" office:value-type="string">
            <text:p text:style-name="P2">Итого себестоимость разработки</text:p>
          </table:table-cell>
          <table:table-cell table:style-name="Таблица2.C2" office:value-type="string">
            <text:p text:style-name="P2">5186,44</text:p>
          </table:table-cell>
        </table:table-row>
        <table:table-row table:style-name="Таблица2.1">
          <table:table-cell table:style-name="Таблица2.A2" office:value-type="string">
            <text:p text:style-name="P2">7.</text:p>
          </table:table-cell>
          <table:table-cell table:style-name="Таблица2.A2" office:value-type="string">
            <text:p text:style-name="P2">Прибыль</text:p>
          </table:table-cell>
          <table:table-cell table:style-name="Таблица2.C2" office:value-type="string">
            <text:p text:style-name="P2">896</text:p>
          </table:table-cell>
        </table:table-row>
        <table:table-row table:style-name="Таблица2.1">
          <table:table-cell table:style-name="Таблица2.A2" office:value-type="string">
            <text:p text:style-name="P2">8.</text:p>
          </table:table-cell>
          <table:table-cell table:style-name="Таблица2.A2" office:value-type="string">
            <text:p text:style-name="P2">Стоимость программы</text:p>
          </table:table-cell>
          <table:table-cell table:style-name="Таблица2.C2" office:value-type="string">
            <text:p text:style-name="P2">6082,44</text:p>
          </table:table-cell>
        </table:table-row>
        <table:table-row table:style-name="Таблица2.1">
          <table:table-cell table:style-name="Таблица2.A2" office:value-type="string">
            <text:p text:style-name="P2">9.</text:p>
          </table:table-cell>
          <table:table-cell table:style-name="Таблица2.A2" office:value-type="string">
            <text:p text:style-name="P2">Налог на прибыль</text:p>
          </table:table-cell>
          <table:table-cell table:style-name="Таблица2.C2" office:value-type="string">
            <text:p text:style-name="P2">313,6</text:p>
          </table:table-cell>
        </table:table-row>
        <table:table-row table:style-name="Таблица2.1">
          <table:table-cell table:style-name="Таблица2.A2" office:value-type="string">
            <text:p text:style-name="P2">10.</text:p>
          </table:table-cell>
          <table:table-cell table:style-name="Таблица2.A2" office:value-type="string">
            <text:p text:style-name="P2">НДС</text:p>
          </table:table-cell>
          <table:table-cell table:style-name="Таблица2.C2" office:value-type="string">
            <text:p text:style-name="P2">1373,89</text:p>
          </table:table-cell>
        </table:table-row>
        <table:table-row table:style-name="Таблица2.1">
          <table:table-cell table:style-name="Таблица2.A2" office:value-type="string">
            <text:p text:style-name="P2">11.</text:p>
          </table:table-cell>
          <table:table-cell table:style-name="Таблица2.A2" office:value-type="string">
            <text:p text:style-name="P2">Стоимость с налогами</text:p>
          </table:table-cell>
          <table:table-cell table:style-name="Таблица2.C2" office:value-type="string">
            <text:p text:style-name="P2">7769,93</text:p>
          </table:table-cell>
        </table:table-row>
      </table:table>
      <text:p text:style-name="P2"/>
      <text:list text:style-name="RTF_5f_Num_20_2" text:continue-numbering="true">
        <text:list-item>
          <text:p text:style-name="P12">ОЦЕНКА КОНКУРЕНТОСПОСОБНОСТИ РАЗРАБОТКИ</text:p>
        </text:list-item>
      </text:list>
      <text:p text:style-name="P2"/>
      <text:p text:style-name="P5">Конкурентоспособность наукоемкой продукции есть определяемая потребительными и стоимостными характеристиками способность экономически выгодной реализации нововведения на конкретном рынке в запланированный будущий период.</text:p>
      <text:p text:style-name="P5">Основные принципы конкурентоспособности:</text:p>
      <text:list text:style-name="RTF_5f_Num_20_3" text:continue-numbering="true">
        <text:list-item>
          <text:p text:style-name="P13">продукция должна быть оценена уже на стадии формирования техническою задания на разработку. В основу оценки нововведения может быть положена идеальная потребительская модель, удовлетворяющая перспективные потребности на 100% на данном сегменте рынка;</text:p>
        </text:list-item>
        <text:list-item>
          <text:p text:style-name="P13">уровень физико-технических параметров нововведения, предлагаемой о к разработке, должен оцениваться по отношению к прогнозируемому уровню технико-эксплуатационных параметров новой продукции наиболее вероятных конкурентов (на год начала выпуска оцениваемой модели);</text:p>
        </text:list-item>
        <text:list-item>
          <text:p text:style-name="P13">отобранные для оценки конкурентоспособности параметры (или главное свойство основного параметра) нужно оценивать по значимости. Для этого, новшество в разрабатываемом образце оценивается по трем группам параметров (показателей качества): нормативным, техническим и экономическим, и качестве которых используется их максимальные обобщенные значения. Чтобы образец был конкурентоспособен и куплен н условиях рынка, он должен соответствовать требованиям национальных и международных стандартов, а также другим нормативным документам.</text:p>
        </text:list-item>
      </text:list>
      <text:p text:style-name="P5">Возможности построения идеальной потребительской модели не исследовалось, так как ее выявлению должны предшествовать трудоемкие и дорогостоящие исследования. Сравнение конкретной разработки производится с аналогичными образцами техники или НС, существующими уже на рынке. Исследования по такой предварительной оценке предполагают формирование системы важнейших технических и экономических параметров-показателей расположенных в порядке их приоритетности, значимости. На основе выявления такой системы параметров-показателей лежит информации, собранная в процессе исследования рынка. Параметры-показатели обычно совпадают с показателями качества наукоемкой продукции. Первое место должен занимать показатель назначения HTП, обеспечивающий удовлетворение качественно новой потребности общества. Затем, с точки зрения рынка, идут параметры, имеющие наибольшее значение для экономических затрат. Данная НТП, таким образом, характеризуется списком показателей приведенном в таблице 3.</text:p>
      <text:p text:style-name="P2"/>
      <text:p text:style-name="P2"/>
      <text:p text:style-name="P14">Таблица 3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2">Обозн.</text:p>
          </table:table-cell>
          <table:table-cell table:style-name="Таблица3.A1" office:value-type="string">
            <text:p text:style-name="P2">Описание</text:p>
          </table:table-cell>
          <table:table-cell table:style-name="Таблица3.C1" office:value-type="string">
            <text:p text:style-name="P2">Приоритет</text:p>
          </table:table-cell>
        </table:table-row>
        <table:table-row table:style-name="Таблица3.1">
          <table:table-cell table:style-name="Таблица3.A2" office:value-type="string">
            <text:p text:style-name="P15"><text:span text:style-name="T1">П</text:span><text:span text:style-name="T2">1</text:span></text:p>
          </table:table-cell>
          <table:table-cell table:style-name="Таблица3.A2" office:value-type="string">
            <text:p text:style-name="P2">возможность работы в среде Windows 95/NT</text:p>
          </table:table-cell>
          <table:table-cell table:style-name="Таблица3.C2" office:value-type="string">
            <text:p text:style-name="P2">0,15</text:p>
          </table:table-cell>
        </table:table-row>
        <table:table-row table:style-name="Таблица3.1">
          <table:table-cell table:style-name="Таблица3.A2" office:value-type="string">
            <text:p text:style-name="P15"><text:span text:style-name="T1">П</text:span><text:span text:style-name="T2">2</text:span></text:p>
          </table:table-cell>
          <table:table-cell table:style-name="Таблица3.A2" office:value-type="string">
            <text:p text:style-name="P2">возможность динамической передачи данных между этапами</text:p>
          </table:table-cell>
          <table:table-cell table:style-name="Таблица3.C2" office:value-type="string">
            <text:p text:style-name="P2">0,15</text:p>
          </table:table-cell>
        </table:table-row>
        <table:table-row table:style-name="Таблица3.1">
          <table:table-cell table:style-name="Таблица3.A2" office:value-type="string">
            <text:p text:style-name="P15"><text:span text:style-name="T1">П</text:span><text:span text:style-name="T2">3</text:span></text:p>
          </table:table-cell>
          <table:table-cell table:style-name="Таблица3.A2" office:value-type="string">
            <text:p text:style-name="P2">простота в обращении с программой</text:p>
          </table:table-cell>
          <table:table-cell table:style-name="Таблица3.C2" office:value-type="string">
            <text:p text:style-name="P2">0,15</text:p>
          </table:table-cell>
        </table:table-row>
        <table:table-row table:style-name="Таблица3.1">
          <table:table-cell table:style-name="Таблица3.A2" office:value-type="string">
            <text:p text:style-name="P15"><text:span text:style-name="T1">П</text:span><text:span text:style-name="T2">4</text:span></text:p>
          </table:table-cell>
          <table:table-cell table:style-name="Таблица3.A2" office:value-type="string">
            <text:p text:style-name="P2">простота возможности наращивания функций</text:p>
          </table:table-cell>
          <table:table-cell table:style-name="Таблица3.C2" office:value-type="string">
            <text:p text:style-name="P2">0,1</text:p>
          </table:table-cell>
        </table:table-row>
        <table:table-row table:style-name="Таблица3.1">
          <table:table-cell table:style-name="Таблица3.A2" office:value-type="string">
            <text:p text:style-name="P15"><text:span text:style-name="T1">П</text:span><text:span text:style-name="T2">5</text:span></text:p>
          </table:table-cell>
          <table:table-cell table:style-name="Таблица3.A2" office:value-type="string">
            <text:p text:style-name="P2">полнота функций для проектирования ПЗС</text:p>
          </table:table-cell>
          <table:table-cell table:style-name="Таблица3.C2" office:value-type="string">
            <text:p text:style-name="P2">0,4</text:p>
          </table:table-cell>
        </table:table-row>
        <table:table-row table:style-name="Таблица3.1">
          <table:table-cell table:style-name="Таблица3.A2" office:value-type="string">
            <text:p text:style-name="P15"><text:span text:style-name="T1">П</text:span><text:span text:style-name="T2">6</text:span></text:p>
          </table:table-cell>
          <table:table-cell table:style-name="Таблица3.A2" office:value-type="string">
            <text:p text:style-name="P2">простота визуального представления результатов</text:p>
          </table:table-cell>
          <table:table-cell table:style-name="Таблица3.C2" office:value-type="string">
            <text:p text:style-name="P2">0,15</text:p>
          </table:table-cell>
        </table:table-row>
      </table:table>
      <text:p text:style-name="P5"/>
      <text:p text:style-name="P5">Бальные значения показателей рассчитываются по формуле:</text:p>
      <text:p text:style-name="P8"><text:span text:style-name="T3"><draw:frame draw:style-name="fr1" draw:name="Графический объект1" text:anchor-type="as-char" svg:width="2.117cm" svg:height="1.27cm" draw:z-index="0"><draw:image xlink:href="Pictures/200000240000C670000077109814CC10.wmf" xlink:type="simple" xlink:show="embed" xlink:actuate="onLoad"/></draw:frame></text:span><text:span text:style-name="T1">;</text:span></text:p>
      <text:p text:style-name="P8"><text:span text:style-name="T1">где П</text:span><text:span text:style-name="T2">ij</text:span><text:span text:style-name="T1"> - натуральное измерение j-параметра для i- варианта</text:span></text:p>
      <text:p text:style-name="P8"><text:span text:style-name="T1">П</text:span><text:span text:style-name="T2">jmax</text:span><text:span text:style-name="T1"> - натуральное измерение j-параметра максимальное для сравнения вариантов.</text:span></text:p>
      <text:p text:style-name="P5">Значения: да является единицей, а значения нет - нулем.</text:p>
      <text:p text:style-name="P5"/>
      <text:p text:style-name="P5">Коэффициент конкурентоспособности вычислялся по формуле:</text:p>
      <text:p text:style-name="P8"><text:span text:style-name="T3"><draw:frame draw:style-name="fr1" draw:name="Графический объект2" text:anchor-type="as-char" svg:width="3.104cm" svg:height="1.27cm" draw:z-index="1"><draw:image xlink:href="Pictures/200000330001230B00007710CBC391F9.wmf" xlink:type="simple" xlink:show="embed" xlink:actuate="onLoad"/></draw:frame></text:span><text:span text:style-name="T1">;</text:span></text:p>
      <text:p text:style-name="P8"><text:span text:style-name="T1">где П</text:span><text:span text:style-name="T2">j</text:span><text:span text:style-name="T4">d</text:span><text:span text:style-name="T1"> - бальное значение параметра показателя;</text:span></text:p>
      <text:p text:style-name="P8"><text:span text:style-name="T5">l</text:span><text:span text:style-name="T2">j</text:span><text:span text:style-name="T1"> - коэффициент веса.</text:span></text:p>
      <text:p text:style-name="P5"/>
      <text:p text:style-name="P5">В таблице 4 приводятся сравнительные характеристики трех программных средств: 1 - разрабатываемый программный продукт, 2 - ранее разработанный программный продукт по проектированию ПЗС, 3 - САПР CADdens для разработки оптических систем.</text:p>
      <text:p text:style-name="P2"/>
      <text:p text:style-name="P2">Таблица 4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">Вари</text:p>
          </table:table-cell>
          <table:table-cell table:style-name="Таблица4.B1" office:value-type="string">
            <text:p text:style-name="P2">Показатели</text:p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 table:number-columns-repeated="7"/>
        <table:table-row table:style-name="Таблица5.1">
          <table:table-cell table:style-name="Таблица5.A1" office:value-type="string">
            <text:p text:style-name="P2">анты</text:p>
          </table:table-cell>
          <table:table-cell table:style-name="Таблица5.B1" office:value-type="string">
            <text:p text:style-name="P15"><text:span text:style-name="T1">П</text:span><text:span text:style-name="T2">1</text:span></text:p>
          </table:table-cell>
          <table:table-cell table:style-name="Таблица5.B1" office:value-type="string">
            <text:p text:style-name="P15"><text:span text:style-name="T1">П</text:span><text:span text:style-name="T2">2</text:span></text:p>
          </table:table-cell>
          <table:table-cell table:style-name="Таблица5.B1" office:value-type="string">
            <text:p text:style-name="P15"><text:span text:style-name="T1">П</text:span><text:span text:style-name="T2">3</text:span></text:p>
          </table:table-cell>
          <table:table-cell table:style-name="Таблица5.B1" office:value-type="string">
            <text:p text:style-name="P15"><text:span text:style-name="T1">П</text:span><text:span text:style-name="T2">4</text:span></text:p>
          </table:table-cell>
          <table:table-cell table:style-name="Таблица5.B1" office:value-type="string">
            <text:p text:style-name="P15"><text:span text:style-name="T1">П</text:span><text:span text:style-name="T2">5</text:span></text:p>
          </table:table-cell>
          <table:table-cell table:style-name="Таблица5.B1" office:value-type="string">
            <text:p text:style-name="P15"><text:span text:style-name="T1">П</text:span><text:span text:style-name="T2">6</text:span></text:p>
          </table:table-cell>
          <table:table-cell table:style-name="Таблица5.H1" office:value-type="string">
            <text:p text:style-name="P15"><text:span text:style-name="T1">К</text:span><text:span text:style-name="T2">КАЧ</text:span></text:p>
          </table:table-cell>
        </table:table-row>
        <table:table-row table:style-name="Таблица5.1">
          <table:table-cell table:style-name="Таблица5.A1" office:value-type="string">
            <text:p text:style-name="P2">1</text:p>
          </table:table-cell>
          <table:table-cell table:style-name="Таблица5.A1" office:value-type="string">
            <text:p text:style-name="P2">да</text:p>
          </table:table-cell>
          <table:table-cell table:style-name="Таблица5.A1" office:value-type="string">
            <text:p text:style-name="P2">да</text:p>
          </table:table-cell>
          <table:table-cell table:style-name="Таблица5.A1" office:value-type="string">
            <text:p text:style-name="P2">10</text:p>
          </table:table-cell>
          <table:table-cell table:style-name="Таблица5.A1" office:value-type="string">
            <text:p text:style-name="P2">7</text:p>
          </table:table-cell>
          <table:table-cell table:style-name="Таблица5.A1" office:value-type="string">
            <text:p text:style-name="P2">10</text:p>
          </table:table-cell>
          <table:table-cell table:style-name="Таблица5.A1" office:value-type="string">
            <text:p text:style-name="P2">10</text:p>
          </table:table-cell>
          <table:table-cell table:style-name="Таблица5.H2" office:value-type="string">
            <text:p text:style-name="P2">0,97</text:p>
          </table:table-cell>
        </table:table-row>
        <table:table-row table:style-name="Таблица5.1">
          <table:table-cell table:style-name="Таблица5.A1" office:value-type="string">
            <text:p text:style-name="P2">2</text:p>
          </table:table-cell>
          <table:table-cell table:style-name="Таблица5.A1" office:value-type="string">
            <text:p text:style-name="P2">нет</text:p>
          </table:table-cell>
          <table:table-cell table:style-name="Таблица5.A1" office:value-type="string">
            <text:p text:style-name="P2">нет</text:p>
          </table:table-cell>
          <table:table-cell table:style-name="Таблица5.A1" office:value-type="string">
            <text:p text:style-name="P2">5</text:p>
          </table:table-cell>
          <table:table-cell table:style-name="Таблица5.A1" office:value-type="string">
            <text:p text:style-name="P2">10</text:p>
          </table:table-cell>
          <table:table-cell table:style-name="Таблица5.A1" office:value-type="string">
            <text:p text:style-name="P2">10</text:p>
          </table:table-cell>
          <table:table-cell table:style-name="Таблица5.A1" office:value-type="string">
            <text:p text:style-name="P2">7</text:p>
          </table:table-cell>
          <table:table-cell table:style-name="Таблица5.H2" office:value-type="string">
            <text:p text:style-name="P2">0,61</text:p>
          </table:table-cell>
        </table:table-row>
        <table:table-row table:style-name="Таблица5.1">
          <table:table-cell table:style-name="Таблица5.A1" office:value-type="string">
            <text:p text:style-name="P2">3</text:p>
          </table:table-cell>
          <table:table-cell table:style-name="Таблица5.A1" office:value-type="string">
            <text:p text:style-name="P2">да</text:p>
          </table:table-cell>
          <table:table-cell table:style-name="Таблица5.A1" office:value-type="string">
            <text:p text:style-name="P2">да</text:p>
          </table:table-cell>
          <table:table-cell table:style-name="Таблица5.A1" office:value-type="string">
            <text:p text:style-name="P2">10</text:p>
          </table:table-cell>
          <table:table-cell table:style-name="Таблица5.A1" office:value-type="string">
            <text:p text:style-name="P2">5</text:p>
          </table:table-cell>
          <table:table-cell table:style-name="Таблица5.A1" office:value-type="string">
            <text:p text:style-name="P2">3</text:p>
          </table:table-cell>
          <table:table-cell table:style-name="Таблица5.A1" office:value-type="string">
            <text:p text:style-name="P2">10</text:p>
          </table:table-cell>
          <table:table-cell table:style-name="Таблица5.H2" office:value-type="string">
            <text:p text:style-name="P2">0,67</text:p>
          </table:table-cell>
        </table:table-row>
      </table:table>
      <text:p text:style-name="P2"/>
      <text:p text:style-name="P7">1.Цена программного продукта</text:p>
      <text:p text:style-name="P5">Данный программа является узкоспециализированным продуктом, поэтому предполагаемый тираж (Т) не более 15 экземпляров. Предполагается продажа 10-ти отечественным и зарубежным фирмам по проектированию ПЗС. Необходимо первым тиражом окупить стоимость <text:s/>разработки программного продукта, поэтому цена на ПП будет:</text:p>
      <text:p text:style-name="P15"><text:span text:style-name="T3"><draw:frame draw:style-name="fr1" draw:name="Графический объект3" text:anchor-type="as-char" svg:width="1.693cm" svg:height="1.094cm" draw:z-index="2"><draw:image xlink:href="Pictures/2000001800009EC00000668769DDF06A.wmf" xlink:type="simple" xlink:show="embed" xlink:actuate="onLoad"/></draw:frame></text:span><text:span text:style-name="T1">; </text:span><text:span text:style-name="T3"><draw:frame draw:style-name="fr1" draw:name="Графический объект4" text:anchor-type="as-char" svg:width="3.951cm" svg:height="1.094cm" draw:z-index="3"><draw:image xlink:href="Pictures/200000220001726B000066878FB2748C.wmf" xlink:type="simple" xlink:show="embed" xlink:actuate="onLoad"/></draw:frame></text:span></text:p>
      <text:p text:style-name="P5">Максимальный срок продажи тиража (срок окупаемости) - 1 год.</text:p>
      <text:p text:style-name="P2"/>
      <text:list text:style-name="RTF_5f_Num_20_2" text:continue-numbering="true">
        <text:list-item>
          <text:p text:style-name="P12">Выводы</text:p>
        </text:list-item>
      </text:list>
      <text:p text:style-name="P2"/>
      <text:p text:style-name="P5">Данный представляемый продукт имеет более высокую по сравнению с другими системами проектирования коэффициент качества. Поэтому является более конкурентоспособной по сравнению с ними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charset="x-symbol"/>
    <style:font-face style:name="Symbol1" svg:font-family="Symbol" style:font-family-generic="roman" style:font-charset="x-symbol"/>
    <style:font-face style:name="Tahoma" svg:font-family="Tahoma"/>
    <style:font-face style:name="Times New Roman CYR" svg:font-family="'Times New Roman CYR'" style:font-family-generic="roman"/>
    <style:font-face style:name="Arial CYR" svg:font-family="'Arial CYR'" style:font-family-generic="swiss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 CYR" fo:font-size="12pt" fo:language="ru" fo:country="RU" style:font-name-asian="Times New Roman CYR" style:font-size-asian="12pt" style:language-asian="ru" style:country-asian="RU" style:font-name-complex="Times New Roman CYR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next-style-name="Standard"/>
    <style:style style:name="heading_20_2" style:display-name="heading 2" style:family="paragraph" style:next-style-name="Standard"/>
    <style:style style:name="heading_20_3" style:display-name="heading 3" style:family="paragraph" style:next-style-name="Standard"/>
    <style:style style:name="RTF_5f_Num_20_2_20_1" style:display-name="RTF_Num 2 1" style:family="text">
      <style:text-properties style:font-name="Times New Roman CYR"/>
    </style:style>
    <style:style style:name="RTF_5f_Num_20_3_20_1" style:display-name="RTF_Num 3 1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RTF_5f_Num_20_2" style:display-name="RTF_Num 2" text:consecutive-numbering="true">
      <text:list-level-style-number text:level="1" text:style-name="RTF_5f_Num_20_2_20_1" style:num-suffix=")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79$Win32 OpenOffice.org_project/680m79$Build-8876</meta:generator>
    <meta:creation-date>2005-06-02T22:24:52</meta:creation-date>
    <dc:language>ru-R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image-count="4" meta:object-count="0" meta:page-count="8" meta:paragraph-count="209" meta:word-count="1250" meta:character-count="9054"/>
  </office:meta>
</office:document-meta>
</file>